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5cm" fo:min-width="2.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3.3cm" svg:height="2.7cm" svg:x="8.5cm" svg:y="2.3cm">
          <text:p text:style-name="P1">Tela de</text:p>
          <text:p text:style-name="P1">Logi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cm" svg:height="2.7cm" svg:x="1.9cm" svg:y="5.3cm">
          <text:p text:style-name="P1">Tela de</text:p>
          <text:p text:style-name="P1">Cadastr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cm" svg:height="2.7cm" svg:x="8.7cm" svg:y="9.2cm">
          <text:p text:style-name="P1">Tela de</text:p>
          <text:p text:style-name="P1">Notícia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cm" svg:height="2.7cm" svg:x="14.6cm" svg:y="15.2cm">
          <text:p text:style-name="P1">Tela de</text:p>
          <text:p text:style-name="P1">Editar</text:p>
          <text:p text:style-name="P1">Cadastr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cm" svg:height="2.7cm" svg:x="2.9cm" svg:y="14.9cm">
          <text:p text:style-name="P1">Tela de</text:p>
          <text:p text:style-name="P1">Visualizar</text:p>
          <text:p text:style-name="P1">Notícia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8cm" svg:y1="3.1cm" svg:x2="4.2cm" svg:y2="4.8cm">
          <text:p/>
        </draw:line>
        <draw:frame draw:style-name="gr3" draw:text-style-name="P3" draw:layer="layout" svg:width="3.283cm" svg:height="0.962cm" draw:transform="rotate (0.450294947014537) translate (4.321cm 3.778cm)">
          <draw:text-box>
            <text:p>Cadastrar</text:p>
          </draw:text-box>
        </draw:frame>
        <draw:line draw:style-name="gr2" draw:text-style-name="P2" draw:layer="layout" svg:x1="5.6cm" svg:y1="6.2cm" svg:x2="8.2cm" svg:y2="4.8cm">
          <text:p/>
        </draw:line>
        <draw:line draw:style-name="gr2" draw:text-style-name="P2" draw:layer="layout" svg:x1="8.9cm" svg:y1="5.6cm" svg:x2="8.9cm" svg:y2="8.8cm">
          <text:p/>
        </draw:line>
        <draw:frame draw:style-name="gr3" draw:text-style-name="P3" draw:layer="layout" svg:width="2.119cm" svg:height="0.962cm" draw:transform="rotate (1.57131992557049) translate (7.901cm 7.9cm)">
          <draw:text-box>
            <text:p>Logar</text:p>
          </draw:text-box>
        </draw:frame>
        <draw:line draw:style-name="gr2" draw:text-style-name="P2" draw:layer="layout" svg:x1="11.4cm" svg:y1="8.6cm" svg:x2="11.4cm" svg:y2="5.7cm">
          <text:p/>
        </draw:line>
        <draw:frame draw:style-name="gr4" draw:text-style-name="P3" draw:layer="layout" svg:width="1.628cm" svg:height="0.962cm" draw:transform="rotate (1.58144283523206) translate (10.317cm 8cm)">
          <draw:text-box>
            <text:p>Sair</text:p>
          </draw:text-box>
        </draw:frame>
        <draw:line draw:style-name="gr2" draw:text-style-name="P2" draw:layer="layout" svg:x1="8.3cm" svg:y1="10.6cm" svg:x2="4.2cm" svg:y2="14.5cm">
          <text:p/>
        </draw:line>
        <draw:frame draw:style-name="gr3" draw:text-style-name="P3" draw:layer="layout" svg:width="1.455cm" svg:height="0.962cm" draw:transform="rotate (0.721519112774456) translate (5.3cm 12.161cm)">
          <draw:text-box>
            <text:p>Ver</text:p>
          </draw:text-box>
        </draw:frame>
        <draw:line draw:style-name="gr2" draw:text-style-name="P2" draw:layer="layout" svg:x1="5.7cm" svg:y1="14.5cm" svg:x2="8.3cm" svg:y2="11.9cm">
          <text:p/>
        </draw:line>
        <draw:line draw:style-name="gr2" draw:text-style-name="P2" draw:layer="layout" svg:x1="12.7cm" svg:y1="10.6cm" svg:x2="16.8cm" svg:y2="14.6cm">
          <text:p/>
        </draw:line>
        <draw:frame draw:style-name="gr3" draw:text-style-name="P3" draw:layer="layout" svg:width="2.157cm" svg:height="0.962cm" draw:transform="rotate (-0.828507795921708) translate (15.198cm 11.597cm)">
          <draw:text-box>
            <text:p>Editar</text:p>
          </draw:text-box>
        </draw:frame>
        <draw:line draw:style-name="gr2" draw:text-style-name="P2" draw:layer="layout" svg:x1="15.1cm" svg:y1="14.4cm" svg:x2="12.6cm" svg:y2="11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sleimar de Souza Oliveira</meta:initial-creator>
    <meta:creation-date>2019-08-21T19:21:49.660242943</meta:creation-date>
    <dc:date>2019-08-21T19:31:55.277148255</dc:date>
    <dc:creator>Isleimar de Souza Oliveira</dc:creator>
    <meta:editing-duration>PT10M9S</meta:editing-duration>
    <meta:editing-cycles>2</meta:editing-cycles>
    <meta:generator>LibreOffice/6.0.7.3$Linux_X86_64 LibreOffice_project/00m0$Build-3</meta:generator>
    <meta:document-statistic meta:object-count="18"/>
  </office:meta>
</office:document-meta>
</file>